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09pt"/>
    </style:style>
    <style:style style:name="co2" style:family="table-column">
      <style:table-column-properties fo:break-before="auto" style:column-width="261.64pt"/>
    </style:style>
    <style:style style:name="co3" style:family="table-column">
      <style:table-column-properties fo:break-before="auto" style:column-width="174.44pt"/>
    </style:style>
    <style:style style:name="co4" style:family="table-column">
      <style:table-column-properties fo:break-before="auto" style:column-width="169.06pt"/>
    </style:style>
    <style:style style:name="co5" style:family="table-column">
      <style:table-column-properties fo:break-before="auto" style:column-width="85.89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data-style-name="N100">
      <style:table-cell-properties fo:background-color="#9999ff" style:text-align-source="fix" style:repeat-content="false"/>
      <style:paragraph-properties fo:text-align="start" fo:margin-left="0pt"/>
      <style:text-properties style:font-name="Liberation Sans"/>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INC</text:p>
          </table:table-cell>
          <table:table-cell table:number-columns-repeated="4"/>
        </table:table-row>
        <table:table-row table:style-name="ro1">
          <table:table-cell table:style-name="ce2" office:value-type="string" calcext:value-type="string">
            <text:p>INC</text:p>
          </table:table-cell>
          <table:table-cell table:style-name="ce2" office:value-type="string" calcext:value-type="string">
            <text:p>ITEM NAME</text:p>
          </table:table-cell>
          <table:table-cell table:style-name="ce2" office:value-type="string" calcext:value-type="string">
            <text:p>SHORT NAME</text:p>
          </table:table-cell>
          <table:table-cell table:style-name="ce2" office:value-type="string" calcext:value-type="string">
            <text:p>ENG DEFINITION</text:p>
          </table:table-cell>
          <table:table-cell table:style-name="ce2" office:value-type="string" calcext:value-type="string">
            <text:p>IND DEFINITION</text:p>
          </table:table-cell>
        </table:table-row>
        <table:table-row table:style-name="ro1">
          <table:table-cell office:value-type="string" calcext:value-type="string">
            <text:p>00001</text:p>
          </table:table-cell>
          <table:table-cell table:number-columns-repeated="2" office:value-type="string" calcext:value-type="string">
            <text:p>ELECTRON TUBE</text:p>
          </table:table-cell>
          <table:table-cell office:value-type="string" calcext:value-type="string">
            <text:p>An inclosure, including two or more electrodes, in which a flow of electrons may occur through a vacuum or a contained gas. The electronic conduction takes place either by means of electrons emitted from a cathode or by ionization of the contained gas. Includes phototubes, Travelling wave tubes, Cathode-ray tubes and microwave tubes (Klystron, magnetron, or the like). Excludes items whose primary purpose is to produce light energy. Also excludes SEMICONDUCTOR DEVICE (as modified).</text:p>
          </table:table-cell>
          <table:table-cell/>
        </table:table-row>
        <table:table-row table:style-name="ro1">
          <table:table-cell office:value-type="string" calcext:value-type="string">
            <text:p>00001</text:p>
          </table:table-cell>
          <table:table-cell table:number-columns-repeated="2" office:value-type="string" calcext:value-type="string">
            <text:p>RESISTOR,ADJUSTABLE</text:p>
          </table:table-cell>
          <table:table-cell office:value-type="string" calcext:value-type="string">
            <text:p>A device used to introduce opposition to a current flow in an electrical circuit. The overall ohmic value is fixed; in addition, it has one or more movable terminals which are designed to be set and fixed prior to use, to include any desired value of resistance within the range of the complete resistor. The opposition to the flow of current is an inherent property of the material used and is manifest in the heat dissipated in the item itself.</text:p>
          </table:table-cell>
          <table:table-cell/>
        </table:table-row>
        <table:table-row table:style-name="ro1">
          <table:table-cell office:value-type="string" calcext:value-type="string">
            <text:p>00013</text:p>
          </table:table-cell>
          <table:table-cell table:number-columns-repeated="2" office:value-type="string" calcext:value-type="string">
            <text:p>BATTERY,STORAGE</text:p>
          </table:table-cell>
          <table:table-cell office:value-type="string" calcext:value-type="string">
            <text:p>A device designed to produce an electromotive force by an electrochemical action, composed of one or more cells forming a single unit, which is not readily separable and which may be efficiently recharged by sending an electric current through the cell(s) in a direction opposite to that of the discharging current. The item may be furnished with integral charging facilities.</text:p>
          </table:table-cell>
          <table:table-cell office:value-type="string" calcext:value-type="string">
            <text:p>Perangkat yang dirancang untuk menghasilkan gaya gerak listrik oleh aksi elektrokimia, yang terdiri dari satu atau lebih sel membentuk satu kesatuan yang tidak dapat dipisahkan. Dapat diisi ulang dengan mengirimkan arus listrik melalui sel dalam arah berlawanan dengan arus pemakaian. Item dapat dilengkapi dengan fasilitas pengisian yang terintegrasi.</text:p>
          </table:table-cell>
        </table:table-row>
        <table:table-row table:style-name="ro1">
          <table:table-cell office:value-type="string" calcext:value-type="string">
            <text:p>00014</text:p>
          </table:table-cell>
          <table:table-cell office:value-type="string" calcext:value-type="string">
            <text:p>BEARING,BALL,ANNULAR</text:p>
          </table:table-cell>
          <table:table-cell office:value-type="string" calcext:value-type="string">
            <text:p>BEARING,BALL</text:p>
          </table:table-cell>
          <table:table-cell office:value-type="string" calcext:value-type="string">
            <text:p>A CYLINDRICAL DEVICE IN WHICH THE INNER OR OUTER RING TURNS UPON A SINGLE OR DOUBLE ROW OF HARDENED BALLS WHICH ROLL EASILY BETWEEN THE TWO RINGS, THUS MINIMIZING FRICTION. FOR ITEM WITH FACES SPECIALLY GROUND FOR DUPLEX MOUNTING SEE BEARING, BALL, DUPLEX. EXCLUDES BEARING, BALL, AIRFRAME.</text:p>
          </table:table-cell>
          <table:table-cell office:value-type="string" calcext:value-type="string">
            <text:p>SEBUAH ALAT BERBENTUK BUNDAR YANG MEMILIKI RING DALAM ATAU RING LUAR YANG MENEMPEL PADA SATU ATAU DUA LAJUR BANTALAN BOLA-BOLA YANG KERAS YANG BERPUTAR DENGAN MUDAH ANTARA DUA RING, SEHINGGA MENGURANGI GESEKAN. </text:p>
          </table:table-cell>
        </table:table-row>
        <table:table-row table:style-name="ro1">
          <table:table-cell office:value-type="string" calcext:value-type="string">
            <text:p>00015</text:p>
          </table:table-cell>
          <table:table-cell office:value-type="string" calcext:value-type="string">
            <text:p>BEARING,ROLLER,CYLINDRICAL</text:p>
          </table:table-cell>
          <table:table-cell office:value-type="string" calcext:value-type="string">
            <text:p>BEARING,ROLLER</text:p>
          </table:table-cell>
          <table:table-cell office:value-type="string" calcext:value-type="string">
            <text:p>A NON ADJUSTABLE ROLLER BEARING CONSISTING OF A SINGLE OR MULTIPLE ROW OF HARDENED CYLINDRICAL ROLLERS AND A RETAINER USED WITH OR WITHOUT INNER OR OUTER RINGS. EXCLUDES BEARING, ROLLER, AIRFRAME.</text:p>
          </table:table-cell>
          <table:table-cell office:value-type="string" calcext:value-type="string">
            <text:p>BANTALAN ROL TIDAK MAMPU SUAI TERDIRI DARI SATU ATAU BEBERAPA BARIS DARI ROLLER BERBENTUK SILINDER YANG DIPERKERAS DAN PENAHAN DIGUNAKAN DENGAN ATAU TANPA CINCIN DALAM ATAU LUAR. KECUALI BEARING, ROLLER, AIRFRAME.</text:p>
          </table:table-cell>
        </table:table-row>
        <table:table-row table:style-name="ro1">
          <table:table-cell office:value-type="string" calcext:value-type="string">
            <text:p>00016</text:p>
          </table:table-cell>
          <table:table-cell office:value-type="string" calcext:value-type="string">
            <text:p>BEARING,ROLLER,SELF-ALIGNING</text:p>
          </table:table-cell>
          <table:table-cell office:value-type="string" calcext:value-type="string">
            <text:p>BEARING,ROLLER</text:p>
          </table:table-cell>
          <table:table-cell office:value-type="string" calcext:value-type="string">
            <text:p>AN ANTIFRICTION BEARING HAVING A CYLINDRICAL ROLLING ELEMENT AND SPHERICAL RACEWAY(S) WHICH WILL ADJUST TO VARYING DEGREES OF SHAFT AND/OR SUPPORT MISALIGNMENT WITHOUT DAMAGE TO THE RACEWAYS AND PERMITS THE FULL RATING OF THE BEARING TO BE UTILIZED. <text:s/>IT MAY BE SO DESIGNED TO ACCOMMODATE AXIAL DISPLACEMENT.</text:p>
          </table:table-cell>
          <table:table-cell office:value-type="string" calcext:value-type="string">
            <text:p>ITEM DI MANA POROS ATAU BAGIAN YANG BERPUTAR ATAS ROLLER YANG DIPERKERAS BIASANYA TERDAPAT DALAM CANGKANG. HARUS MEMILIKI ALUR LUAR ATAU DALAM, ATAU KEDUANYA. UNTUK ITEM TANPA ALUR, LIHAT RETAINER AND ROLLER, BEARING.</text:p>
          </table:table-cell>
        </table:table-row>
        <table:table-row table:style-name="ro1">
          <table:table-cell office:value-type="string" calcext:value-type="string">
            <text:p>00017</text:p>
          </table:table-cell>
          <table:table-cell office:value-type="string" calcext:value-type="string">
            <text:p>BEARING,ROLLER,JOURNAL</text:p>
          </table:table-cell>
          <table:table-cell office:value-type="string" calcext:value-type="string">
            <text:p>BEARING,RLR,JOURNAL</text:p>
          </table:table-cell>
          <table:table-cell office:value-type="string" calcext:value-type="string">
            <text:p>An item in which the shaft or revolving part turns upon hardened rollers usually contained in a cage. It must contain an inner or outer race, or both. For items without a race(s), see RETAINER AND ROLLER, BEARING.</text:p>
          </table:table-cell>
          <table:table-cell office:value-type="string" calcext:value-type="string">
            <text:p>Item di mana poros atau bagian yang berputar atas roller yang diperkeras biasanya terdapat dalam cangkang. Harus memiliki alur luar atau dalam, atau keduanya. Untuk item tanpa alur, lihat RETAINER AND ROLLER, BEARING.</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date-style style:name="N126">
      <number:month/>
      <number:text>/</number:text>
      <number:day/>
      <number:text>/</number:text>
      <number:year number:style="long"/>
      <number:text> </number:text>
      <number:hours/>
      <number:text>:</number:text>
      <number:minutes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1">00/00/0000</text:date>, <text:time style:data-style-name="N2" text:time-value="21:59:58.5199847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oerodin </meta:initial-creator>
    <meta:creation-date>2016-11-30T17:45:16.813807777</meta:creation-date>
    <dc:date>2016-12-01T22:01:15.272572710</dc:date>
    <dc:creator>Khoerodin </dc:creator>
    <meta:editing-duration>PT37M54S</meta:editing-duration>
    <meta:editing-cycles>7</meta:editing-cycles>
    <meta:generator>LibreOffice/5.2.3.2$Linux_X86_64 LibreOffice_project/20m0$Build-2</meta:generator>
    <meta:document-statistic meta:table-count="1" meta:cell-count="39" meta:object-count="0"/>
  </office:meta>
</office:document-meta>
</file>